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378c7" officeooo:paragraph-rsid="000378c7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099b9" officeooo:paragraph-rsid="000099b9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099b9" officeooo:paragraph-rsid="000378c7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2b469" officeooo:paragraph-rsid="0002b469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54d9f" officeooo:paragraph-rsid="00054d9f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378c7" officeooo:paragraph-rsid="000378c7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099b9" officeooo:paragraph-rsid="000099b9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normal" officeooo:rsid="000099b9" officeooo:paragraph-rsid="000378c7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normal" officeooo:rsid="0000e423" officeooo:paragraph-rsid="0000e423" style:font-size-asian="12pt" style:font-size-complex="12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bold" officeooo:rsid="00076910" officeooo:paragraph-rsid="00076910" style:font-size-asian="12pt" style:font-weight-asian="bold" style:font-size-complex="12pt" style:font-weight-complex="bold"/>
    </style:style>
    <style:style style:name="T1" style:family="text">
      <style:text-properties officeooo:rsid="000378c7"/>
    </style:style>
    <style:style style:name="T2" style:family="text">
      <style:text-properties officeooo:rsid="00054d9f"/>
    </style:style>
    <style:style style:name="T3" style:family="text">
      <style:text-properties officeooo:rsid="00061bf2"/>
    </style:style>
    <style:style style:name="T4" style:family="text">
      <style:text-properties officeooo:rsid="00076910"/>
    </style:style>
    <style:style style:name="T5" style:family="text">
      <style:text-properties fo:color="#ce181e"/>
    </style:style>
    <style:style style:name="T6" style:family="text">
      <style:text-properties fo:color="#ce181e" officeooo:rsid="00076910"/>
    </style:style>
    <style:style style:name="T7" style:family="text">
      <style:text-properties fo:color="#ce181e" fo:font-weight="bold" officeooo:rsid="00076910" style:font-weight-asian="bold" style:font-weight-complex="bold"/>
    </style:style>
    <style:style style:name="T8" style:family="text">
      <style:text-properties fo:font-weight="bold" officeooo:rsid="0007691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газин должно быть реализовано:</text:p>
      <text:p text:style-name="P3">каталог товаров <text:span text:style-name="T1">с сортировкой по категориям и моделям; +</text:span></text:p>
      <text:p text:style-name="P3"><text:span text:style-name="T1">К</text:span>орзина <text:span text:style-name="T1">покупок и </text:span>кабинет пользователя; <text:span text:style-name="T4">+</text:span></text:p>
      <text:p text:style-name="P8"><text:span text:style-name="T1">П</text:span>анель администратора <text:span text:style-name="T1">для добавления категорий, товаров, картинок и описаний.</text:span></text:p>
      <text:p text:style-name="P1">Авторизация пользователя должна быть безопасной. <text:span text:style-name="T4">+ </text:span></text:p>
      <text:p text:style-name="P1"><text:s text:c="7"/><text:span text:style-name="T7">новое </text:span><text:span text:style-name="T6">Добавить проверку пароля на сложность с индикацией сложности</text:span></text:p>
      <text:p text:style-name="P2">Скрыть путь в URL. <text:span text:style-name="T3">+</text:span></text:p>
      <text:p text:style-name="P2"><text:span text:style-name="T1">К</text:span>артинки отдельно от базы, с внутренним именованием. <text:span text:style-name="T3">+, но частично</text:span></text:p>
      <text:p text:style-name="P2"><text:s text:c="7"/><text:span text:style-name="T5"><text:s/></text:span><text:span text:style-name="T7">новое </text:span><text:span text:style-name="T6">СЕЙЧАС ЛЕЖАТ В ОТДЕЛЬНОЙ ПАПКЕ С ИМЕНЕМ = ID ТОВАРА. Будет время – реализовать: при добавлении генерить имя и пописывать его в базу.</text:span></text:p>
      <text:p text:style-name="P5">На главной странице новые товары <text:span text:style-name="T3">+</text:span></text:p>
      <text:p text:style-name="P5">На главной странице последние товары в слайдере (на jquery) <text:span text:style-name="T3">+</text:span></text:p>
      <text:p text:style-name="P4">MVC <text:s/><text:span text:style-name="T3">+</text:span></text:p>
      <text:p text:style-name="P9">React <text:span text:style-name="T2">в идеале одна страница, ajax</text:span></text:p>
      <text:p text:style-name="P9">Авторизация google</text:p>
      <text:p text:style-name="P10">новое <text:span text:style-name="T9">добавить каптч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05:03.720315484</meta:creation-date>
    <dc:date>2019-04-15T02:32:54.248340347</dc:date>
    <meta:editing-duration>PT1H11M42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10" meta:character-count="737" meta:non-whitespace-character-count="624"/>
  </office:meta>
</office:document-meta>
</file>